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officeooo:rsid="0018dd87" officeooo:paragraph-rsid="0018dd87"/>
    </style:style>
    <style:style style:name="P3" style:family="paragraph" style:parent-style-name="Text_20_body">
      <style:text-properties officeooo:rsid="002d2503" officeooo:paragraph-rsid="002d2503"/>
    </style:style>
    <style:style style:name="P4" style:family="paragraph" style:parent-style-name="Text_20_body">
      <style:text-properties officeooo:rsid="00300f02" officeooo:paragraph-rsid="00300f02"/>
    </style:style>
    <style:style style:name="P5" style:family="paragraph" style:parent-style-name="Text_20_body">
      <style:text-properties officeooo:rsid="00305721" officeooo:paragraph-rsid="00305721"/>
    </style:style>
    <style:style style:name="P6" style:family="paragraph" style:parent-style-name="Text_20_body">
      <style:text-properties officeooo:rsid="0033a2f0" officeooo:paragraph-rsid="0033a2f0"/>
    </style:style>
    <style:style style:name="P7" style:family="paragraph" style:parent-style-name="Text_20_body">
      <style:text-properties officeooo:rsid="004026de" officeooo:paragraph-rsid="0042e7ef"/>
    </style:style>
    <style:style style:name="P8" style:family="paragraph" style:parent-style-name="Text_20_body">
      <style:text-properties officeooo:rsid="00443912" officeooo:paragraph-rsid="00443912"/>
    </style:style>
    <style:style style:name="P9" style:family="paragraph" style:parent-style-name="Text_20_body">
      <style:text-properties officeooo:rsid="004b1967" officeooo:paragraph-rsid="00443912"/>
    </style:style>
    <style:style style:name="P10" style:family="paragraph" style:parent-style-name="Text_20_body">
      <style:text-properties officeooo:rsid="004b1967" officeooo:paragraph-rsid="004b1967"/>
    </style:style>
    <style:style style:name="P11" style:family="paragraph" style:parent-style-name="Text_20_body">
      <style:text-properties officeooo:rsid="0054a843" officeooo:paragraph-rsid="0054a843"/>
    </style:style>
    <style:style style:name="P12" style:family="paragraph" style:parent-style-name="Text_20_body">
      <style:text-properties officeooo:rsid="00579488" officeooo:paragraph-rsid="00579488"/>
    </style:style>
    <style:style style:name="P13" style:family="paragraph" style:parent-style-name="Text_20_body">
      <style:text-properties officeooo:rsid="0058636e" officeooo:paragraph-rsid="006f63e8"/>
    </style:style>
    <style:style style:name="P14" style:family="paragraph" style:parent-style-name="Text_20_body">
      <style:text-properties officeooo:rsid="0058636e" officeooo:paragraph-rsid="00723af4"/>
    </style:style>
    <style:style style:name="P15" style:family="paragraph" style:parent-style-name="Text_20_body">
      <style:text-properties officeooo:rsid="005cc003" officeooo:paragraph-rsid="005cc003"/>
    </style:style>
    <style:style style:name="P16" style:family="paragraph" style:parent-style-name="Text_20_body">
      <style:text-properties officeooo:rsid="007d72ac" officeooo:paragraph-rsid="007d72ac"/>
    </style:style>
    <style:style style:name="P17" style:family="paragraph" style:parent-style-name="Text_20_body">
      <style:text-properties officeooo:rsid="00808452" officeooo:paragraph-rsid="00808452"/>
    </style:style>
    <style:style style:name="P18" style:family="paragraph" style:parent-style-name="Text_20_body">
      <style:text-properties officeooo:rsid="008139e8" officeooo:paragraph-rsid="0085f8ac"/>
    </style:style>
    <style:style style:name="P19" style:family="paragraph" style:parent-style-name="Title">
      <style:text-properties officeooo:rsid="0018dd87" officeooo:paragraph-rsid="0018dd87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rsid="0057776f" officeooo:paragraph-rsid="007aacfa"/>
    </style:style>
    <style:style style:name="P23" style:family="paragraph" style:parent-style-name="Text_20_body">
      <style:text-properties officeooo:rsid="006a05c4" officeooo:paragraph-rsid="006f63e8"/>
    </style:style>
    <style:style style:name="P24" style:family="paragraph" style:parent-style-name="Text_20_body">
      <style:text-properties officeooo:rsid="0083ca19" officeooo:paragraph-rsid="0085f8ac"/>
    </style:style>
    <style:style style:name="P25" style:family="paragraph" style:parent-style-name="Text_20_body">
      <style:text-properties officeooo:rsid="004ffac3" officeooo:paragraph-rsid="004ffac3"/>
    </style:style>
    <style:style style:name="P26" style:family="paragraph" style:parent-style-name="Text_20_body">
      <style:text-properties officeooo:rsid="008be5bc" officeooo:paragraph-rsid="008be5bc"/>
    </style:style>
    <style:style style:name="P27" style:family="paragraph" style:parent-style-name="Text_20_body">
      <style:text-properties officeooo:rsid="00938d8b" officeooo:paragraph-rsid="00938d8b"/>
    </style:style>
    <style:style style:name="P28" style:family="paragraph" style:parent-style-name="Text_20_body">
      <style:text-properties officeooo:rsid="0096d19a" officeooo:paragraph-rsid="0096d19a"/>
    </style:style>
    <style:style style:name="P29" style:family="paragraph" style:parent-style-name="Text_20_body">
      <style:text-properties officeooo:rsid="0097805b" officeooo:paragraph-rsid="009cc326"/>
    </style:style>
    <style:style style:name="P30" style:family="paragraph" style:parent-style-name="Text_20_body">
      <style:text-properties officeooo:rsid="0085f8ac" officeooo:paragraph-rsid="0085f8ac"/>
    </style:style>
    <style:style style:name="P31" style:family="paragraph" style:parent-style-name="Text_20_body">
      <style:text-properties officeooo:rsid="00a4bbf3" officeooo:paragraph-rsid="00a4bbf3"/>
    </style:style>
    <style:style style:name="P32" style:family="paragraph" style:parent-style-name="Heading_20_1">
      <style:text-properties officeooo:rsid="001b75f2"/>
    </style:style>
    <style:style style:name="P33" style:family="paragraph" style:parent-style-name="Heading_20_1">
      <style:paragraph-properties fo:break-before="page"/>
    </style:style>
    <style:style style:name="T1" style:family="text">
      <style:text-properties officeooo:rsid="002e1f50"/>
    </style:style>
    <style:style style:name="T2" style:family="text">
      <style:text-properties officeooo:rsid="00317500"/>
    </style:style>
    <style:style style:name="T3" style:family="text">
      <style:text-properties officeooo:rsid="00377c90"/>
    </style:style>
    <style:style style:name="T4" style:family="text">
      <style:text-properties officeooo:rsid="0040ec99"/>
    </style:style>
    <style:style style:name="T5" style:family="text">
      <style:text-properties officeooo:rsid="004703d9"/>
    </style:style>
    <style:style style:name="T6" style:family="text">
      <style:text-properties officeooo:rsid="004c0b75"/>
    </style:style>
    <style:style style:name="T7" style:family="text">
      <style:text-properties officeooo:rsid="0051cfb2"/>
    </style:style>
    <style:style style:name="T8" style:family="text">
      <style:text-properties officeooo:rsid="005e4822"/>
    </style:style>
    <style:style style:name="T9" style:family="text">
      <style:text-properties officeooo:rsid="00727c23"/>
    </style:style>
    <style:style style:name="T10" style:family="text">
      <style:text-properties officeooo:rsid="007f55e0"/>
    </style:style>
    <style:style style:name="T11" style:family="text">
      <style:text-properties officeooo:rsid="0083ca19"/>
    </style:style>
    <style:style style:name="T12" style:family="text">
      <style:text-properties officeooo:rsid="008d014a"/>
    </style:style>
    <style:style style:name="T13" style:family="text">
      <style:text-properties officeooo:rsid="009557e3"/>
    </style:style>
    <style:style style:name="T14" style:family="text">
      <style:text-properties officeooo:rsid="00970242"/>
    </style:style>
    <style:style style:name="T15" style:family="text">
      <style:text-properties officeooo:rsid="00978eba"/>
    </style:style>
    <style:style style:name="T16" style:family="text">
      <style:text-properties officeooo:rsid="0099266f"/>
    </style:style>
    <style:style style:name="T17" style:family="text">
      <style:text-properties officeooo:rsid="009fcc15"/>
    </style:style>
    <style:style style:name="T18" style:family="text">
      <style:text-properties officeooo:rsid="00a4147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Lastenheft</text:p>
      <text:p text:style-name="P19">&lt;ZONE=Ziemlich Orginellen Name Einfügen&gt;</text:p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0">Inhaltsverzeichnis</text:p>
          </text:index-title>
          <text:p text:style-name="P1"><text:a xlink:type="simple" xlink:href="#__RefHeading__106_626542346" text:style-name="Index_20_Link" text:visited-style-name="Index_20_Link">Einführung<text:tab/>3</text:a></text:p>
          <text:p text:style-name="P1"><text:a xlink:type="simple" xlink:href="#__RefHeading__108_626542346" text:style-name="Index_20_Link" text:visited-style-name="Index_20_Link">Beschreibung des Ist-Zustands<text:tab/>3</text:a></text:p>
          <text:p text:style-name="P1"><text:a xlink:type="simple" xlink:href="#__RefHeading__110_626542346" text:style-name="Index_20_Link" text:visited-style-name="Index_20_Link">Beschreibung des Soll-Konzepts<text:tab/>3</text:a></text:p>
          <text:p text:style-name="P1"><text:a xlink:type="simple" xlink:href="#__RefHeading__112_626542346" text:style-name="Index_20_Link" text:visited-style-name="Index_20_Link">Beschreibung von Schnittstellen<text:tab/>3</text:a></text:p>
          <text:p text:style-name="P1"><text:a xlink:type="simple" xlink:href="#__RefHeading__114_626542346" text:style-name="Index_20_Link" text:visited-style-name="Index_20_Link">Funktionale Anforderungen<text:tab/>3</text:a></text:p>
          <text:p text:style-name="P1"><text:a xlink:type="simple" xlink:href="#__RefHeading__116_626542346" text:style-name="Index_20_Link" text:visited-style-name="Index_20_Link">Nichtfunktionale Anforderungen<text:tab/>3</text:a></text:p>
          <text:p text:style-name="P21"><text:a xlink:type="simple" xlink:href="#__RefHeading__118_626542346" text:style-name="Index_20_Link" text:visited-style-name="Index_20_Link">Benutzbarkeit<text:tab/>3</text:a></text:p>
          <text:p text:style-name="P21"><text:a xlink:type="simple" xlink:href="#__RefHeading__120_626542346" text:style-name="Index_20_Link" text:visited-style-name="Index_20_Link">Zuverlässigkeit<text:tab/>3</text:a></text:p>
          <text:p text:style-name="P21"><text:a xlink:type="simple" xlink:href="#__RefHeading__122_626542346" text:style-name="Index_20_Link" text:visited-style-name="Index_20_Link">Effizienz<text:tab/>3</text:a></text:p>
          <text:p text:style-name="P21"><text:a xlink:type="simple" xlink:href="#__RefHeading__124_626542346" text:style-name="Index_20_Link" text:visited-style-name="Index_20_Link">Änderbarkeit<text:tab/>3</text:a></text:p>
          <text:p text:style-name="P21"><text:a xlink:type="simple" xlink:href="#__RefHeading__126_626542346" text:style-name="Index_20_Link" text:visited-style-name="Index_20_Link">Übertragbarkeit<text:tab/>3</text:a></text:p>
          <text:p text:style-name="P21"><text:a xlink:type="simple" xlink:href="#__RefHeading__128_626542346" text:style-name="Index_20_Link" text:visited-style-name="Index_20_Link">Wartbarkeit<text:tab/>3</text:a></text:p>
          <text:p text:style-name="P21"><text:a xlink:type="simple" xlink:href="#__RefHeading__130_626542346" text:style-name="Index_20_Link" text:visited-style-name="Index_20_Link">Risikoakzeptanz<text:tab/>4</text:a></text:p>
          <text:p text:style-name="P1"><text:a xlink:type="simple" xlink:href="#__RefHeading__132_626542346" text:style-name="Index_20_Link" text:visited-style-name="Index_20_Link">Skizze des Entwicklungszyklus / Architektur / Struktogramm<text:tab/>4</text:a></text:p>
          <text:p text:style-name="P1"><text:a xlink:type="simple" xlink:href="#__RefHeading__134_626542346" text:style-name="Index_20_Link" text:visited-style-name="Index_20_Link">Lieferumfang<text:tab/>4</text:a></text:p>
          <text:p text:style-name="P1"><text:a xlink:type="simple" xlink:href="#__RefHeading__136_626542346" text:style-name="Index_20_Link" text:visited-style-name="Index_20_Link">Abnahmekriterien<text:tab/>4</text:a></text:p>
        </text:index-body>
      </text:table-of-content>
      <text:p text:style-name="P2"/>
      <text:h text:style-name="P33" text:outline-level="1"><text:bookmark-start text:name="__RefHeading__106_626542346"/>Einführung<text:bookmark-end text:name="__RefHeading__106_626542346"/></text:h>
      <text:p text:style-name="P7">Es soll ein neuartiges Spiel für Smartphones entwickelt werden. Es soll gewisse Ähnlichkeit <text:span text:style-name="T4">zu </text:span>anderen Spielen wie Civilisation, Endless Legend und Heroes of Might and Magic besitzen.</text:p>
      <text:p text:style-name="P25">Es soll lediglich ein Mehrspielermodus existieren. <text:span text:style-name="T7">Sämtliche Mitspieler sollen auf der selben Welt spielen.</text:span> </text:p>
      <text:p text:style-name="P26">Die virtuelle Welt soll in die reale Welt eingebunden werden. <text:span text:style-name="T12">Der Spieler soll dazu gebracht werden, sich in der realen Welt zu bewegen um die virtuelle Welt zu beeinflussen. Dies wird mit GPS realisiert.</text:span></text:p>
      <text:p text:style-name="P8">Es sollen strategische wie taktische Elemente vorhanden sein. <text:span text:style-name="T5">Dazu zählt, dass man unterschiedliche Gebäude wie auch Einheiten bauen kann. Die Einheiten sollen sich bewegen könnens und es soll ein rudimentäres Kampfsystem implementiert werden. </text:span></text:p>
      <text:p text:style-name="P11">Welche Gebäude, Einheiten, Ressourcen in welchem Zusammenhang stehen, wie das Kampfsystem aussehen soll und welche weitere Möglichkeiten dem Spieler zur Verfügung stehen sollen, muss im „Spieldesign“ noch weiter spezifiziert werden.</text:p>
      <text:p text:style-name="P27">Es wird eine Unterstützung von möglichst vielen mobilen Plattformen angestrebt. <text:span text:style-name="T13">(iOS, Android, WindowsPhone)</text:span></text:p>
      <text:p text:style-name="P9"/>
      <text:p text:style-name="P10">Weitere <text:span text:style-name="T6">zusätzliche Spielmechanismen sind in diesem Prototypen nicht nötig. </text:span></text:p>
      <text:h text:style-name="Heading_20_1" text:outline-level="1"/>
      <text:h text:style-name="Heading_20_1" text:outline-level="1"><text:bookmark-start text:name="__RefHeading__108_626542346"/>Beschreibung des Ist-Zustands<text:bookmark-end text:name="__RefHeading__108_626542346"/></text:h>
      <text:p text:style-name="P28">Name, <text:span text:style-name="T14">Genre, </text:span>Grundkonzept, Spieldesign, <text:span text:style-name="T17">Organigramm</text:span> <text:span text:style-name="T14">vorhanden</text:span>.</text:p>
      <text:p text:style-name="P29"><text:span text:style-name="T15">Virtueller Root </text:span>Server <text:span text:style-name="T15">verfügbar</text:span>. </text:p>
      <text:p text:style-name="P29"><text:span text:style-name="T16">Programmiersprache durch Xamarin als C# vorgegeben.</text:span></text:p>
      <text:p text:style-name="P29"/>
      <text:h text:style-name="Heading_20_1" text:outline-level="1"><text:bookmark-start text:name="__RefHeading__110_626542346"/>Beschreibung des Soll-Konzepts<text:bookmark-end text:name="__RefHeading__110_626542346"/></text:h>
      <text:p text:style-name="P14"><text:span text:style-name="T9">Es existiert ein Server, der die folgenden Aufgaben berechnet, bereitstellt und teilweise entgegen nimmt um sie zu validieren und entsprechende Daten ändert</text:span>.</text:p>
      <text:p text:style-name="P22">Es soll eine Oberfläche realisiert werden, welche Informationen zur Welt bereitstellt. Auf der Welt gibt es neben dem Terrain noch Einheiten und Gebäude.</text:p>
      <text:p text:style-name="P13"/>
      <text:p text:style-name="P23">Neue Spieler sollen ein Hauptgebäude bauen können. Innerhalb der Reichweite des Hauptgebäudes sollen auch andere Gebäudes gebaut werden können, exemplarisch eine Mauer.</text:p>
      <text:p text:style-name="P23"><text:soft-page-break/>Durch das Hauptgebäude enthält der Spieler Ressourcen, je nach dem was in der näheren Umgebung des Hauptgebäudes befindet.</text:p>
      <text:p text:style-name="P16">Durch das Hauptgebäude sollen Einheiten <text:span text:style-name="T10">ge</text:span>bau<text:span text:style-name="T10">t werden</text:span> können.</text:p>
      <text:p text:style-name="P17">Einheiten sollen sich Bewegen können.</text:p>
      <text:p text:style-name="P18">Einheiten sollen, falls sie das Feld einer feindlichen Einheit betreten, kämpfe<text:span text:style-name="T11">n. Dabei verlieren beide Einheiten Leben, abhängig vom dem Schaden die die jeweilig andere Einheit macht.</text:span></text:p>
      <text:p text:style-name="P24">Falls das Leben einer Einheit auf 0 oder niedriger sinkt, gilt <text:span text:style-name="T18">die Einheit </text:span>als Tod und ist zu entfernen.</text:p>
      <text:p text:style-name="P30">Gebäude sind wie Einheiten mit einer Bewegung von 0 zu behandeln.</text:p>
      <text:p text:style-name="P31">Der Spieler soll nur innerhalb seiner Reichweite die entsprechenden Aktionen durchführen dürfen. Die Ansicht der Welt ist von der Position des Spielers abhängig.</text:p>
      <text:h text:style-name="Heading_20_1" text:outline-level="1"><text:bookmark-start text:name="__RefHeading__112_626542346"/>Beschreibung von Schnittstellen<text:bookmark-end text:name="__RefHeading__112_626542346"/></text:h>
      <text:p text:style-name="P3">Es sind keine Schnittstellen nötig. (Einbinden von Benutzergenerierten Content nicht nötig?<text:span text:style-name="T1">)</text:span></text:p>
      <text:h text:style-name="Heading_20_1" text:outline-level="1"><text:bookmark-start text:name="__RefHeading__114_626542346"/>Funktionale Anforderungen<text:bookmark-end text:name="__RefHeading__114_626542346"/></text:h>
      <text:p text:style-name="P12">Der Server soll eine möglichst hohe Anzahl von Abfragen gleichzeitig bearbeiten können. Multithreading ist zwingend erforderlich. </text:p>
      <text:p text:style-name="P15">D<text:span text:style-name="T8">ie übertragene Daten sind möglichst gering zu halten um die Datenübertragung kurz und die Verbindung des Spielers zu schonen. Dazu dient auch Caching von statischen Daten.</text:span></text:p>
      <text:h text:style-name="Heading_20_1" text:outline-level="1"><text:bookmark-start text:name="__RefHeading__116_626542346"/>Nichtfunktionale Anforderungen<text:bookmark-end text:name="__RefHeading__116_626542346"/></text:h>
      <text:h text:style-name="Heading_20_2" text:outline-level="2"><text:bookmark-start text:name="__RefHeading__118_626542346"/>Benutzbarkeit<text:bookmark-end text:name="__RefHeading__118_626542346"/></text:h>
      <text:p text:style-name="P4">Siehe GUI.odg.</text:p>
      <text:h text:style-name="Heading_20_2" text:outline-level="2"><text:bookmark-start text:name="__RefHeading__120_626542346"/>Zuverlässigkeit<text:bookmark-end text:name="__RefHeading__120_626542346"/></text:h>
      <text:p text:style-name="P5"/>
      <text:h text:style-name="Heading_20_2" text:outline-level="2"><text:bookmark-start text:name="__RefHeading__122_626542346"/>Effizienz<text:bookmark-end text:name="__RefHeading__122_626542346"/></text:h>
      <text:p text:style-name="P5">Das Zwischenspeichern von Informationen auf dem Client (Cachen) soll bei allen statischen Elementen geschehen. <text:span text:style-name="T2">Statische Elemente sind sämtliche Informationen, welche sich nicht oder nur selten ändern, zum Beispiel die Weltkarte.</text:span></text:p>
      <text:p text:style-name="P6">Es <text:span text:style-name="T3">sollte </text:span>eine flüssige Erfassung der Benutzerposition erfolgen, so das die Karte mit der Position des Benutzers sich entsprechend mit bewegt. </text:p>
      <text:p text:style-name="P6"/>
      <text:p text:style-name="P6">Sämtliche Konzepte sollten darauf ausgelegt sein, den Akku nicht zu sehr zu beanspruchen. </text:p>
      <text:h text:style-name="Heading_20_2" text:outline-level="2"><text:bookmark-start text:name="__RefHeading__124_626542346"/><text:soft-page-break/>Änderbarkeit<text:bookmark-end text:name="__RefHeading__124_626542346"/></text:h>
      <text:p text:style-name="Text_20_body"/>
      <text:h text:style-name="Heading_20_2" text:outline-level="2"><text:bookmark-start text:name="__RefHeading__126_626542346"/>Übertragbarkeit<text:bookmark-end text:name="__RefHeading__126_626542346"/></text:h>
      <text:p text:style-name="Text_20_body"/>
      <text:h text:style-name="Heading_20_2" text:outline-level="2"><text:bookmark-start text:name="__RefHeading__128_626542346"/>Wartbarkeit<text:bookmark-end text:name="__RefHeading__128_626542346"/></text:h>
      <text:p text:style-name="Text_20_body"/>
      <text:h text:style-name="Heading_20_2" text:outline-level="2"><text:bookmark-start text:name="__RefHeading__130_626542346"/>Risikoakzeptanz<text:bookmark-end text:name="__RefHeading__130_626542346"/></text:h>
      <text:p text:style-name="Text_20_body"/>
      <text:h text:style-name="Heading_20_1" text:outline-level="1"><text:bookmark-start text:name="__RefHeading__132_626542346"/>Skizze des Entwicklungszyklus / Architektur / Struktogramm<text:bookmark-end text:name="__RefHeading__132_626542346"/></text:h>
      <text:p text:style-name="Text_20_body"/>
      <text:h text:style-name="Heading_20_1" text:outline-level="1"><text:bookmark-start text:name="__RefHeading__134_626542346"/>Lieferumfang<text:bookmark-end text:name="__RefHeading__134_626542346"/></text:h>
      <text:p text:style-name="Text_20_body"/>
      <text:h text:style-name="P32" text:outline-level="1"><text:bookmark-start text:name="__RefHeading__136_626542346"/>Abnahmekriterien<text:bookmark-end text:name="__RefHeading__136_626542346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17:58:48.081981483</meta:creation-date>
    <dc:date>2015-03-10T12:23:12.199344432</dc:date>
    <meta:editing-duration>PT4H34M52S</meta:editing-duration>
    <meta:editing-cycles>140</meta:editing-cycles>
    <meta:generator>LibreOffice/4.2.7.2$Linux_X86_64 LibreOffice_project/420m0$Build-2</meta:generator>
    <meta:document-statistic meta:table-count="0" meta:image-count="0" meta:object-count="0" meta:page-count="5" meta:paragraph-count="62" meta:word-count="554" meta:character-count="4146" meta:non-whitespace-character-count="3647"/>
  </office:meta>
</office:document-meta>
</file>